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wf segoe-ui normal" svg:font-family="'wf segoe-ui normal', 'Segoe UI', 'Segoe WP', Tahoma, Arial, sans-serif, serif, EmojiFont"/>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cm" fo:margin-right="0cm" fo:line-height="150%" fo:orphans="2" fo:widows="2" fo:text-indent="0cm" style:auto-text-indent="false"/>
      <style:text-properties style:font-name="Times New Roman" fo:font-size="12pt" officeooo:paragraph-rsid="0000f116" style:font-size-asian="12pt" style:font-size-complex="12pt"/>
    </style:style>
    <style:style style:name="P2" style:family="paragraph" style:parent-style-name="Standard">
      <style:paragraph-properties fo:margin-left="0cm" fo:margin-right="0cm" fo:line-height="150%" fo:orphans="2" fo:widows="2" fo:text-indent="0cm" style:auto-text-indent="false"/>
      <style:text-properties style:font-name="Times New Roman" fo:font-size="12pt" officeooo:paragraph-rsid="0001c662" style:font-size-asian="12pt" style:font-size-complex="12pt"/>
    </style:style>
    <style:style style:name="P3" style:family="paragraph" style:parent-style-name="Standard">
      <style:paragraph-properties fo:margin-left="0cm" fo:margin-right="0cm" fo:line-height="150%" fo:orphans="2" fo:widows="2" fo:text-indent="0cm" style:auto-text-indent="false"/>
      <style:text-properties style:font-name="Times New Roman" fo:font-size="12pt" officeooo:paragraph-rsid="00036c42" style:font-size-asian="12pt" style:font-size-complex="12pt"/>
    </style:style>
    <style:style style:name="T1" style:family="text">
      <style:text-properties fo:font-variant="normal" fo:text-transform="none" fo:color="#212121" fo:letter-spacing="normal" fo:font-style="normal" fo:font-weight="normal"/>
    </style:style>
    <style:style style:name="T2" style:family="text">
      <style:text-properties fo:font-variant="normal" fo:text-transform="none" fo:color="#212121" fo:letter-spacing="normal" fo:font-style="normal" fo:font-weight="normal" fo:background-color="#fff200" loext:char-shading-value="0"/>
    </style:style>
    <style:style style:name="T3" style:family="text">
      <style:text-properties fo:font-variant="normal" fo:text-transform="none" fo:color="#212121" fo:letter-spacing="normal" fo:font-style="normal" fo:font-weight="normal" fo:background-color="#fff200" loext:char-shading-value="0"/>
    </style:style>
    <style:style style:name="T4" style:family="text">
      <style:text-properties fo:font-variant="normal" fo:text-transform="none" fo:color="#212121" fo:letter-spacing="normal" fo:font-style="normal" fo:font-weight="normal" officeooo:rsid="0000f116"/>
    </style:style>
    <style:style style:name="T5" style:family="text">
      <style:text-properties fo:font-variant="normal" fo:text-transform="none" fo:color="#212121" fo:letter-spacing="normal" fo:font-style="normal" fo:font-weight="normal" fo:background-color="transparent" loext:char-shading-value="0"/>
    </style:style>
    <style:style style:name="T6" style:family="text">
      <style:text-properties fo:font-variant="normal" fo:text-transform="none" fo:color="#212121" fo:letter-spacing="normal" fo:font-style="normal" fo:font-weight="normal" officeooo:rsid="0000f116" fo:background-color="transparent" loext:char-shading-value="0"/>
    </style:style>
    <style:style style:name="T7" style:family="text">
      <style:text-properties fo:font-variant="normal" fo:text-transform="none" fo:color="#212121" fo:letter-spacing="normal" fo:font-style="normal" fo:font-weight="normal" officeooo:rsid="0001c662"/>
    </style:style>
    <style:style style:name="T8" style:family="text">
      <style:text-properties fo:font-variant="normal" fo:text-transform="none" fo:color="#212121" fo:letter-spacing="normal" fo:font-style="normal" fo:font-weight="normal" officeooo:rsid="00036c42"/>
    </style:style>
    <style:style style:name="T9" style:family="text">
      <style:text-properties fo:font-variant="normal" fo:text-transform="none" fo:color="#212121" fo:letter-spacing="normal" fo:font-style="normal" fo:font-weight="normal" officeooo:rsid="0004ffae"/>
    </style:style>
    <style:style style:name="T10" style:family="text">
      <style:text-properties fo:background-color="#fff2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inor comments</text:span><text:line-break/><text:line-break/><text:span text:style-name="T3">1.      Line 49: what exactly is meant with 'long'? Do you mean time-consuming?</text:span><text:span text:style-name="T10"><text:line-break/></text:span><text:span text:style-name="T3">2.      Line 50: the link between progeny test and limited selection intensity may not be clear to everyone. Could you elaborate?</text:span><text:span text:style-name="T10"><text:line-break/></text:span><text:span text:style-name="T3">3.      Line 53: similar to my previous comment: can you shortly explain how genomic selection increases selection intensity?</text:span><text:span text:style-name="T10"><text:line-break/></text:span><text:span text:style-name="T3">4.      Line 59: can you specify what you mean with 'others'? breeding programs with limited resources?</text:span><text:line-break/><text:span text:style-name="T3">5.      Line 62: I think the aim is not to optimize phenotyping and genotyping itself, but to optimize the allocation of resources to phenotyping and genotyping.</text:span><text:span text:style-name="T10"><text:line-break/></text:span><text:span text:style-name="T3">6.      Line 66: I suggest to add "For example, assume a female-expressed trait...".</text:span><text:line-break/><text:span text:style-name="T1">7.      </text:span><text:span text:style-name="T3">Line 67: I would suggest to write 10 phenotype records per "cow".</text:span></text:p>
      <text:p text:style-name="P1"><text:span text:style-name="T1"><text:tab/></text:span><text:span text:style-name="T4">It is per cow per lactation – hence better to say per lactation</text:span><text:line-break/><text:span text:style-name="T3">8.      Line 71-74: The example (after "Namely..,") does not really describe diminishing return. I think you need to specify two contrasts, and show that the difference in accuracy of these contrasts is different. Please revise.</text:span></text:p>
      <text:p text:style-name="P1"><text:span text:style-name="T1"><text:tab/></text:span><text:span text:style-name="T4">I removed this bit</text:span><text:line-break/><text:span text:style-name="T1">9.      Line 75-82: Is phenotyping 100 cows 10 times equally costly/difficult as phenotyping 1000 cows 1 time? May be worthwhile to consider.</text:span><text:line-break/><text:span text:style-name="T3">10.     Line 81: Please specify "sufficiently accurate"</text:span></text:p>
      <text:p text:style-name="P1"><text:span text:style-name="T1"><text:tab/></text:span><text:span text:style-name="T4">I removed this bit</text:span><text:line-break/><text:span text:style-name="T3">11.     Line 88-91: You mention that the heritability of the training population changes with the number of records. This seems strange to me, do you mean accuracy instead of heritability?</text:span></text:p>
      <text:p text:style-name="P1"><text:span text:style-name="T5"><text:tab/></text:span><text:span text:style-name="T6">I reworded this bit</text:span><text:line-break/><text:span text:style-name="T3">12.     Line 102: Is this specifically for females in the training population, or for the size of the training population?</text:span><text:span text:style-name="T10"><text:line-break/></text:span><text:span text:style-name="T3">13.     Line 104: "Internal reserve" is a rather vague term. Please revise.</text:span><text:span text:style-name="T10"><text:line-break/></text:span><text:span text:style-name="T3">14.     Line 107: I do not understand what "recording responsibility" is. Can you use a different term that is less ambiguous?</text:span><text:line-break/><text:span text:style-name="T1">15.     Line 121: Can you change "milk recording" into "milk yield"?</text:span><text:line-break/><text:span text:style-name="T1">16.     Line 132: I think you can remove "of a case study".</text:span></text:p>
      <text:p text:style-name="P1"><text:span text:style-name="T1"><text:tab/></text:span><text:span text:style-name="T4">We want to emphasize this, so better it stays in</text:span><text:line-break/><text:span text:style-name="T3">17.     Line 143: Why is genomic selection challenging in this case? Please specify.</text:span><text:line-break/><text:soft-page-break/><text:span text:style-name="T1">18.     Line 145: Can you change dairy performance into "milk yield?</text:span><text:line-break/><text:span text:style-name="T3">19.     Line 154: It would be nice to know the number of unique levels of all fixed effects.</text:span></text:p>
      <text:p text:style-name="P2"><text:span text:style-name="T1"><text:tab/></text:span><text:span text:style-name="T4">We had no fixed effects expect for mean (level = 1)</text:span><text:line-break/><text:span text:style-name="T1">20.    </text:span><text:span text:style-name="T3"> Line 162: I do not understand "over their second, third, and fourth lactation". Could you rephrase? Also, what are considered "elite matings" and "elite sires"?</text:span><text:line-break/><text:span text:style-name="T1">2</text:span><text:span text:style-name="T3">1.     Line 176-177: What is meant with "with the resources" and what are elite sires? Please revise.</text:span><text:line-break/><text:span text:style-name="T1">22.     Line 186: I expected the information about which animals were genotyped a bit sooner. Please consider to move up this information.</text:span><text:line-break/><text:span text:style-name="T3">23.     Line 190: suggestion: For scenarios where the available resources for genotyping females...</text:span><text:span text:style-name="T10"><text:line-break/></text:span><text:span text:style-name="T3">24.     Line 191-192: I suggest to switch the order of the last two sentences in this paragraph.</text:span><text:line-break/><text:span text:style-name="T1">25.     </text:span><text:span text:style-name="T3">Line 197-198: Do the costs of genotyping not decrease when you genotype more?</text:span><text:span text:style-name="T1"> Also, are additional costs of implementing genomic selection accounted for (sampling/analysis/data storage)?</text:span></text:p>
      <text:p text:style-name="P3"><text:span text:style-name="T1"><text:tab/></text:span><text:span text:style-name="T7">We did not consider the administrative costs – we assumed they remained the same as in <text:tab/>the conventional selection. Our aim was to “find” resources for genotyping – since this is <text:tab/>the struggle for breeding programmes. Breeding programmes have established funding for <text:tab/>administration, while genotyping is a new cost that does not already have secure funding.</text:span><text:line-break/><text:span text:style-name="T3">26.     Line 226: I suggest to remove "mean". For a single replicate it is simply the correlation, and later on you average over replicates (lines 231).</text:span><text:line-break/><text:span text:style-name="T3">27.     Line 242: The connection with the following paragraph can be emphasized with a final sentence like "We will discuss these overall results in more detail in the following paragraphs".</text:span><text:line-break/><text:span text:style-name="T3">28.     Line 246-248: I suggest to remove this sentence, and simply refer to Figure 1 and Additional File 2 after the second sentence of the paragraph.</text:span><text:line-break/><text:span text:style-name="T3">29.     Line 251-252 and 255-256: This is interesting information for the methods. See my general comment about cost ratios.</text:span><text:line-break/><text:span text:style-name="T3">30.     Line 267: replace "for" with "by"</text:span><text:line-break/><text:span text:style-name="T3">31.     Line 269: I have trouble understanding how "at all three price ratios" fits in this sentence. Can you rephrase?</text:span><text:line-break/><text:span text:style-name="T1">32.     Line 283: Aren't males always non-phenotyped?</text:span></text:p>
      <text:p text:style-name="P3"><text:span text:style-name="T1"><text:tab/></text:span><text:span text:style-name="T8">Correct, but we wanted emphasize this.</text:span><text:line-break/><text:span text:style-name="T3">33.     Line 289-291: it is not completely clear to me where 'this' refers to in both sentences. Can you be more specific?</text:span><text:line-break/><text:span text:style-name="T3">34.     Line 294: Suggest to place the accuracies within brackets () instead of comma's</text:span><text:line-break/><text:span text:style-name="T3">35.     Line 309: suggestion: We observed the largest difference (0.06 for female candidates and 0.12 for cows) when the relative cost of phenotypes was twice the cost of genotyping, instead of a half.</text:span><text:line-break/><text:span text:style-name="T1">36.     Line 312: In general, readability can be improved by using similar headings (i.e. one heading </text:span><text:soft-page-break/><text:span text:style-name="T1">for gain and one for accuracy at the same level as in the previous section), and to make these paragraphs very parallel to the previous section. For example, use the same order of information, and use the structure and sentences.</text:span><text:line-break/><text:span text:style-name="T3">37.     Line 316: see comment 28.</text:span><text:line-break/><text:span text:style-name="T1">38.     </text:span><text:span text:style-name="T3">Line 336: 133% is different from 134% on line 315. Should they be the same or is this OK?</text:span><text:line-break/><text:span text:style-name="T1">39.     </text:span><text:span text:style-name="T3">Line 339: Suggestion: "Similar to the scenarios with an initial training population, ..."</text:span><text:line-break/><text:span text:style-name="T3">40.     Line 340: see comment 28.</text:span><text:line-break/><text:span text:style-name="T1">4</text:span><text:span text:style-name="T3">1.     Line 348: Increasing or decreasing accuracy as a result of what? can you be more specific?</text:span><text:line-break/><text:span text:style-name="T3">42.     Line 374: Can 'modelling' be replaced with 'simulation'? I think that deterministic studies can be thought of as 'deterministic simulation', as opposed to 'stochastic simulation'.</text:span><text:line-break/><text:span text:style-name="T3">43.     Line 391: It is not quite clear what "below" refers to. Maybe next (sub)section?</text:span><text:line-break/><text:span text:style-name="T1">44.     Line 414: It seems to me that point number three and one are very similar. An increase in the female training population has diminishing return for accuracy, and thereby also genetic gain.</text:span><text:line-break/><text:span text:style-name="T3">45.     Line 423-424: Suggest to replace "more than" with "at least".</text:span><text:line-break/><text:span text:style-name="T3">46.     Line 425-426: It is not completely clear what relationship you refer to. Maybe: ".. , genetic gain did not increase with the number of repeated records".</text:span><text:line-break/><text:span text:style-name="T1">47.     Line 446-451: Does this simply mean that repeated records are not necessary with conventional selection?</text:span><text:line-break/><text:span text:style-name="T3">48.     Line 462: It is not completely clear to me what you mean with pre-selection.</text:span><text:line-break/><text:span text:style-name="T3">49.     Line 470-472: This explanation is not clear to me. Could you try to rephrase?</text:span><text:line-break/><text:span text:style-name="T1">50.     </text:span><text:span text:style-name="T3">Line 529: Is there a simpler word for intricate?</text:span><text:span text:style-name="T1"> Maybe complex?</text:span><text:line-break/><text:span text:style-name="T1">51.     Line 567-571: How is this a limitation?</text:span><text:line-break/><text:span text:style-name="T1">52.     Line 577-579: I think this is an important point, because it also affects the repeatability of the trait. Can you discuss a bit more how it could change your results?</text:span><text:line-break/><text:span text:style-name="T1">53.     Figure 2: The terminology of "candidates" and "sires" and "dams" must be clear.</text:span><text:line-break/><text:span text:style-name="T1">54.     Figures: It seems that scenario G2 yields the highest accuracies and genetic gain. Is this mentioned specifically in the text?</text:span></text:p>
      <text:p text:style-name="P3"><text:span text:style-name="T1"><text:tab/></text:span><text:span text:style-name="T9">No, because it was not significantly different from G5 and G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wf segoe-ui normal" svg:font-family="'wf segoe-ui normal', 'Segoe UI', 'Segoe WP', Tahoma, Arial, sans-serif, serif, EmojiFont"/>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52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6T11:20:15.024041233</meta:creation-date>
    <dc:date>2020-10-06T14:26:28.868238326</dc:date>
    <meta:editing-duration>PT24M29S</meta:editing-duration>
    <meta:editing-cycles>1</meta:editing-cycles>
    <meta:generator>LibreOffice/6.0.7.3$Linux_X86_64 LibreOffice_project/00m0$Build-3</meta:generator>
    <meta:document-statistic meta:table-count="0" meta:image-count="0" meta:object-count="0" meta:page-count="3" meta:paragraph-count="10" meta:word-count="1138" meta:character-count="7032" meta:non-whitespace-character-count="5663"/>
  </office:meta>
</office:document-meta>
</file>